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" style:family="table">
      <style:table-properties style:width="11.71cm" table:align="center"/>
    </style:style>
    <style:style style:name="Table3.A" style:family="table-column">
      <style:table-column-properties style:column-width="2.923cm"/>
    </style:style>
    <style:style style:name="Table3.B" style:family="table-column">
      <style:table-column-properties style:column-width="2.93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93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8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2a6ae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9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1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3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6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0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4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5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8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49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0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52" style:family="paragraph" style:parent-style-name="Table_20_Contents">
      <style:text-properties officeooo:paragraph-rsid="005460a5"/>
    </style:style>
    <style:style style:name="P53" style:family="paragraph" style:parent-style-name="Standard">
      <style:text-properties fo:font-size="2pt" style:font-size-asian="2pt" style:font-size-complex="2pt"/>
    </style:style>
    <style:style style:name="P54" style:family="paragraph" style:parent-style-name="Standard">
      <style:text-properties officeooo:paragraph-rsid="006432c5"/>
    </style:style>
    <style:style style:name="P55" style:family="paragraph" style:parent-style-name="Standard">
      <style:text-properties officeooo:rsid="005460a5" officeooo:paragraph-rsid="005460a5"/>
    </style:style>
    <style:style style:name="P56" style:family="paragraph" style:parent-style-name="Standard">
      <style:paragraph-properties fo:text-align="center" style:justify-single-word="false"/>
      <style:text-properties fo:color="#221f1f" style:text-position="-5% 100%" style:font-name="Lucida Sans" fo:font-size="9pt" fo:letter-spacing="-0.012cm" fo:font-weight="normal" officeooo:rsid="005460a5" officeooo:paragraph-rsid="006397a3" fo:background-color="transparent" style:font-size-asian="9pt" style:font-weight-asian="normal" style:font-name-complex="Lucida Sans" style:font-size-complex="9pt" style:font-weight-complex="normal"/>
    </style:style>
    <style:style style:name="P57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5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59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normal" officeooo:rsid="005460a5" officeooo:paragraph-rsid="005460a5" style:font-size-asian="9pt" style:font-weight-asian="normal" style:font-name-complex="Lucida Sans" style:font-size-complex="9pt" style:font-weight-complex="normal"/>
    </style:style>
    <style:style style:name="P60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61" style:family="paragraph" style:parent-style-name="Frame_20_contents">
      <style:paragraph-properties fo:text-align="justify" style:justify-single-word="false"/>
    </style:style>
    <style:style style:name="P62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63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5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6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7274dd" style:font-size-asian="8pt" style:font-name-complex="Lucida Sans" style:font-size-complex="8pt"/>
    </style:style>
    <style:style style:name="P67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6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72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73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7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0c0c0"/>
    </style:style>
    <style:style style:name="P7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8734d"/>
    </style:style>
    <style:style style:name="P76" style:family="paragraph" style:parent-style-name="Standard">
      <style:paragraph-properties fo:margin-left="0cm" fo:margin-right="0cm" fo:margin-top="0.014cm" fo:margin-bottom="0cm" style:contextual-spacing="false" fo:line-height="0.212cm" fo:orphans="0" fo:widows="0" fo:text-indent="0cm" style:auto-text-indent="false" style:text-autospace="none"/>
      <style:text-properties fo:color="#000000" style:font-name="Lucida Sans" fo:font-size="6pt" officeooo:paragraph-rsid="0078734d" style:font-size-asian="6pt" style:font-name-complex="Lucida Sans" style:font-size-complex="6pt"/>
    </style:style>
    <style:style style:name="P77" style:family="paragraph" style:parent-style-name="Standard">
      <style:paragraph-properties fo:margin-top="0cm" fo:margin-bottom="0cm" style:contextual-spacing="false" fo:line-height="100%" fo:orphans="0" fo:widows="0" style:text-autospace="none"/>
    </style:style>
    <style:style style:name="P7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78734d"/>
    </style:style>
    <style:style style:name="P79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8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8734d"/>
    </style:style>
    <style:style style:name="P8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78734d" style:font-size-asian="6pt" style:font-name-complex="Lucida Sans" style:font-size-complex="6pt"/>
    </style:style>
    <style:style style:name="T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5" style:family="text">
      <style:text-properties fo:color="#221f1f" style:font-name="Lucida Sans" style:font-name-complex="Lucida Sans"/>
    </style:style>
    <style:style style:name="T6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style:font-size-asian="9pt" style:font-name-complex="Lucida Sans" style:font-size-complex="9pt"/>
    </style:style>
    <style:style style:name="T1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4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6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7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2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0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4" style:family="text">
      <style:text-properties fo:color="#221f1f" style:text-position="-5% 100%" fo:font-size="9pt" style:font-size-asian="9pt" style:font-size-complex="9pt"/>
    </style:style>
    <style:style style:name="T3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6" style:family="text">
      <style:text-properties fo:color="#221f1f" style:text-position="-5% 100%" fo:letter-spacing="-0.012cm" fo:font-style="normal" fo:font-weight="normal" officeooo:rsid="001c3d3e" fo:background-color="transparent" loext:char-shading-value="0" style:font-style-asian="normal" style:font-weight-asian="normal" style:font-style-complex="normal" style:font-weight-complex="normal"/>
    </style:style>
    <style:style style:name="T37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3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9" style:family="text">
      <style:text-properties fo:color="#221f1f" fo:letter-spacing="-0.007cm" fo:font-style="normal" officeooo:rsid="001c3d3e" style:font-style-asian="normal" style:font-style-complex="normal"/>
    </style:style>
    <style:style style:name="T40" style:family="text">
      <style:text-properties officeooo:rsid="00247d45" style:text-scale="101%"/>
    </style:style>
    <style:style style:name="T41" style:family="text">
      <style:text-properties officeooo:rsid="00501cee" style:text-scale="101%"/>
    </style:style>
    <style:style style:name="T42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43" style:family="text">
      <style:text-properties fo:letter-spacing="-0.007cm"/>
    </style:style>
    <style:style style:name="T44" style:family="text">
      <style:text-properties fo:letter-spacing="-0.007cm" officeooo:rsid="003bb9d8"/>
    </style:style>
    <style:style style:name="T45" style:family="text">
      <style:text-properties fo:letter-spacing="-0.007cm" fo:font-style="italic" style:font-style-asian="italic" style:font-style-complex="italic"/>
    </style:style>
    <style:style style:name="T46" style:family="text">
      <style:text-properties fo:letter-spacing="-0.007cm" fo:font-style="normal" officeooo:rsid="000f4c70" style:font-style-asian="normal" style:font-style-complex="normal"/>
    </style:style>
    <style:style style:name="T47" style:family="text">
      <style:text-properties fo:letter-spacing="-0.007cm" fo:font-style="normal" officeooo:rsid="001c3d3e" style:font-style-asian="normal" style:font-style-complex="normal"/>
    </style:style>
    <style:style style:name="T4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0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5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6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8" style:family="text">
      <style:text-properties fo:color="#000000" fo:letter-spacing="0.004cm" fo:font-style="normal" style:font-style-asian="normal" style:font-style-complex="normal"/>
    </style:style>
    <style:style style:name="T59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0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1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2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4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5" style:family="text">
      <style:text-properties fo:color="#000000" fo:letter-spacing="-0.007cm" fo:font-style="normal" style:font-style-asian="normal" style:font-style-complex="normal"/>
    </style:style>
    <style:style style:name="T66" style:family="text">
      <style:text-properties fo:font-size="8pt" style:font-size-asian="8pt" style:font-size-complex="8pt"/>
    </style:style>
    <style:style style:name="T67" style:family="text">
      <style:text-properties fo:letter-spacing="-0.009cm"/>
    </style:style>
    <style:style style:name="T68" style:family="text">
      <style:text-properties fo:letter-spacing="-0.016cm"/>
    </style:style>
    <style:style style:name="T69" style:family="text">
      <style:text-properties fo:font-size="4pt" style:font-size-asian="4pt" style:font-size-complex="4pt"/>
    </style:style>
    <style:style style:name="T70" style:family="text">
      <style:text-properties officeooo:rsid="005460a5"/>
    </style:style>
    <style:style style:name="T71" style:family="text">
      <style:text-properties officeooo:rsid="003c9ce6"/>
    </style:style>
    <style:style style:name="T72" style:family="text">
      <style:text-properties fo:font-style="normal" fo:font-weight="normal" officeooo:rsid="003c9ce6" style:font-style-asian="normal" style:font-weight-asian="normal" style:font-style-complex="normal" style:font-weight-complex="norm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4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6"><text:span text:style-name="T71"><text:text-input text:description="&lt;if test=&quot;not line.product_id.other_sale_description&quot;&gt;">if</text:text-input></text:span><text:span text:style-name="T71"><text:placeholder text:placeholder-type="text">&lt;line.name[0:108]&gt;</text:placeholder></text:span><text:span text:style-name="T72"><text:text-input text:description="&lt;/if&gt;">/if</text:text-input></text:span><text:span text:style-name="T72"><text:text-input text:description="&lt;if test=&quot;line.product_id.other_sale_description&quot;&gt;">if</text:text-input></text:span><text:span text:style-name="T72"><text:text-input text:description="&lt;line.product_id.other_sale_description&gt;">9788426574091</text:text-input></text:span><text:span text:style-name="T72"><text:text-input text:description="&lt;/if&gt;">if</text:text-input></text:span></text:p>
          </table:table-cell>
          <table:table-cell table:style-name="Tabla4.A2" office:value-type="string">
            <text:p text:style-name="P63"><text:span text:style-name="T69"><text:text-input text:description="&lt;for each=&quot;line2 in line.invoice_line_tax_id&quot;&gt;">F</text:text-input></text:span><text:text-input text:description="&lt;line2.description&gt;">10,5%</text:text-input><text:span text:style-name="T69"><text:text-input text:description="&lt;/for&gt;">Ef</text:text-input></text:span></text:p>
          </table:table-cell>
          <table:table-cell table:style-name="Tabla4.A2" office:value-type="string">
            <text:p text:style-name="P63"><text:text-input text:description="&lt;formatLang(line.printed_price_unit)&gt;">9.999,50</text:text-input></text:p>
          </table:table-cell>
          <table:table-cell table:style-name="Tabla4.A2" office:value-type="string">
            <text:p text:style-name="P63"><text:text-input text:description="&lt;formatLang(line.discount)&gt;">10,5</text:text-input>%</text:p>
          </table:table-cell>
          <table:table-cell table:style-name="Tabla4.A2" office:value-type="string">
            <text:p text:style-name="P30"><text:text-input text:description="&lt;formatLang(line.printed_price_net)&gt;">9.999,50</text:text-input></text:p>
          </table:table-cell>
          <table:table-cell table:style-name="Tabla4.A2" office:value-type="string">
            <text:p text:style-name="P62"><text:span text:style-name="T13"><text:text-input text:description="&lt;formatLang(line.quantity)&gt;">25,45</text:text-input></text:span><text:span text:style-name="T13"> </text:span><text:span text:style-name="T13"><text:text-input text:description="&lt;line.uos_id.name&gt;">kgs.</text:text-input></text:span></text:p>
          </table:table-cell>
          <table:table-cell table:style-name="Tabla4.A2" office:value-type="string">
            <text:p text:style-name="P63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5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5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8"><text:span text:style-name="T36"><text:placeholder text:placeholder-type="text">&lt;if test="o.comment"&gt;</text:placeholder></text:span><text:span text:style-name="T39">OBSERVACIONES</text:span>: <text:span text:style-name="T35"><text:placeholder text:placeholder-type="text">&lt;o.comment&gt;</text:placeholder></text:span><text:span text:style-name="T35"><text:placeholder text:placeholder-type="text">&lt;/if&gt;</text:placeholder></text:span></text:p>
          </table:table-cell>
          <table:table-cell table:style-name="Table1.B1" office:value-type="string">
            <text:p text:style-name="P67"/>
          </table:table-cell>
          <table:table-cell table:style-name="Table1.B1" office:value-type="string">
            <text:p text:style-name="P52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5" table:number-rows-spanned="4" office:value-type="string">
            <text:p text:style-name="P59">Otros tributos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48">Descripción</text:p>
                </table:table-cell>
                <table:table-cell table:style-name="Table3.A1" office:value-type="string">
                  <text:p text:style-name="P48">Detalle</text:p>
                </table:table-cell>
                <table:table-cell table:style-name="Table3.A1" office:value-type="string">
                  <text:p text:style-name="P49">Alic %</text:p>
                </table:table-cell>
                <table:table-cell table:style-name="Table3.D1" office:value-type="string">
                  <text:p text:style-name="P49">Importe</text:p>
                </table:table-cell>
              </table:table-row>
              <table:table-row>
                <table:table-cell table:style-name="Table3.A2" table:number-columns-spanned="3" office:value-type="string">
                  <text:p text:style-name="P50"><text:span text:style-name="T70">Total Otros Tributos </text:span><text:span text:style-name="T37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e3.D2" office:value-type="string">
                  <text:p text:style-name="P51"/>
                </table:table-cell>
              </table:table-row>
            </table:table>
            <text:p text:style-name="P15"/>
          </table:table-cell>
          <table:table-cell table:style-name="Table1.B2" office:value-type="string">
            <text:p text:style-name="P67"><text:span text:style-name="T47">SUBTOTAL</text:span><text:span text:style-name="T67"> </text:span><text:span text:style-name="T68"><text:text-input text:description="&lt;o.currency_id.symbol&gt;">USD</text:text-input></text:span></text:p>
          </table:table-cell>
          <table:table-cell table:style-name="Table1.C2" office:value-type="string">
            <text:p text:style-name="P52"/>
          </table:table-cell>
          <table:table-cell table:style-name="Table1.D2" office:value-type="string">
            <text:p text:style-name="P10"><text:text-input text:description="&lt;formatLang(o.printed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68">IMPUESTOS</text:p>
          </table:table-cell>
          <table:table-cell table:style-name="Table1.C3" office:value-type="string">
            <text:p text:style-name="P16">Base</text:p>
          </table:table-cell>
          <table:table-cell table:style-name="Table1.D3" office:value-type="string">
            <text:p text:style-name="P16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69"><text:text-input text:description="&lt;for each=&quot;line in o.printed_tax_ids&quot;&gt;">For each line</text:text-input></text:p>
            <text:p text:style-name="P71"><text:text-input text:description="&lt;line.tax_code_id.name&gt;">IVA 21%</text:text-input></text:p>
            <text:p text:style-name="P70"><text:text-input text:description="&lt;/for&gt;">End For</text:text-input></text:p>
          </table:table-cell>
          <table:table-cell table:style-name="Table1.C4" office:value-type="string">
            <text:p text:style-name="P11"><text:text-input text:description="&lt;for each=&quot;line in o.printed_tax_ids&quot;&gt;">For each line</text:text-input></text:p>
            <text:p text:style-name="P13"><text:text-input text:description="&lt;formatLang(line.base)&gt;">200,5</text:text-input></text:p>
            <text:p text:style-name="P12"><text:text-input text:description="&lt;/for&gt;">End For</text:text-input></text:p>
          </table:table-cell>
          <table:table-cell table:style-name="Table1.D4" office:value-type="string">
            <text:p text:style-name="P11"><text:text-input text:description="&lt;for each=&quot;line in o.printed_tax_ids&quot;&gt;">For each line</text:text-input></text:p>
            <text:p text:style-name="P13"><text:text-input text:description="&lt;formatLang(line.amount)&gt;">99.999,99</text:text-input></text:p>
            <text:p text:style-name="P12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72"><text:span text:style-name="T47">TOTAL</text:span><text:span text:style-name="T67"> </text:span><text:span text:style-name="T68"><text:text-input text:description="&lt;o.currency_id.symbol&gt;">USD</text:text-input></text:span></text:p>
          </table:table-cell>
          <table:table-cell table:style-name="Table1.C5" office:value-type="string">
            <text:p text:style-name="P73"/>
          </table:table-cell>
          <table:table-cell table:style-name="Table1.D5" office:value-type="string">
            <text:p text:style-name="P14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56"/>
          </table:table-cell>
          <table:covered-table-cell/>
          <table:covered-table-cell/>
          <table:covered-table-cell/>
        </table:table-row>
      </table:table>
      <text:p text:style-name="P19"/>
      <text:p text:style-name="P60"/>
      <text:p text:style-name="P60"/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2.302cm"/>
    </style:style>
    <style:style style:name="Table9.B" style:family="table-column">
      <style:table-column-properties style:column-width="7.082cm"/>
    </style:style>
    <style:style style:name="Table9.C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C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C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2a6ae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0c0c0"/>
    </style:style>
    <style:style style:name="MP30" style:family="paragraph" style:parent-style-name="Standard">
      <style:paragraph-properties fo:margin-left="0cm" fo:margin-right="0cm" fo:margin-top="0.014cm" fo:margin-bottom="0cm" style:contextual-spacing="false" fo:line-height="0.212cm" fo:orphans="0" fo:widows="0" fo:text-indent="0cm" style:auto-text-indent="false" style:text-autospace="none"/>
      <style:text-properties fo:color="#000000" style:font-name="Lucida Sans" fo:font-size="6pt" officeooo:paragraph-rsid="0078734d" style:font-size-asian="6pt" style:font-name-complex="Lucida Sans" style:font-size-complex="6pt"/>
    </style:style>
    <style:style style:name="MP3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8734d"/>
    </style:style>
    <style:style style:name="MP3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8734d"/>
    </style:style>
    <style:style style:name="MP33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78734d" style:font-size-asian="6pt" style:font-name-complex="Lucida Sans" style:font-size-complex="6pt"/>
    </style:style>
    <style:style style:name="MP34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41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78734d"/>
    </style:style>
    <style:style style:name="MP42" style:family="paragraph" style:parent-style-name="Standard">
      <style:paragraph-properties fo:margin-top="0cm" fo:margin-bottom="0cm" style:contextual-spacing="false" fo:line-height="100%" fo:orphans="0" fo:widows="0" style:text-autospace="none"/>
    </style:style>
    <style:style style:name="MP4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5" style:family="paragraph" style:parent-style-name="Standard">
      <style:text-properties fo:font-size="2pt" style:font-size-asian="2pt" style:font-size-complex="2pt"/>
    </style:style>
    <style:style style:name="MP46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7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8" style:family="paragraph" style:parent-style-name="Frame_20_contents">
      <style:paragraph-properties fo:text-align="justify" style:justify-single-word="false"/>
    </style:style>
    <style:style style:name="MP49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5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9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6">: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0"><text:span text:style-name="MT26"/></text:p>
              <text:p text:style-name="MP31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2"><text:span text:style-name="MT35">Cond IVA</text:span><text:span text:style-name="MT24">:</text:span><text:span text:style-name="MT25"> </text:span><text:span text:style-name="MT26"><text:placeholder text:placeholder-type="text">&lt;o.partner_id.commercial_partner_id.responsability_id.name&gt;</text:placeholder></text:span></text:p>
              <text:p text:style-name="MP33"><text:span text:style-name="MT36"><text:text-input text:description="&lt;o.partner_id.commercial_partner_id.document_type_id.name&gt;">CUIT</text:text-input></text:span><text:span text:style-name="MT37">:</text:span><text:span text:style-name="MT38"> </text:span><text:span text:style-name="MT38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table:number-columns-spanned="2" office:value-type="string">
              <text:p text:style-name="MP34"><text:span text:style-name="MT39">Cond. Venta</text:span><text:span text:style-name="MT40">:</text:span><text:span text:style-name="MT41"> </text:span><text:span text:style-name="MT42"><text:text-input text:description="&lt;o.payment_term.name&gt;">30/60/90 días fin de mes</text:text-input></text:span></text:p>
            </table:table-cell>
            <table:covered-table-cell/>
            <table:table-cell table:style-name="Table9.C2" office:value-type="string">
              <text:p text:style-name="MP35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6"><text:span text:style-name="MT39">Vencimientos</text:span><text:span text:style-name="MT48">:</text:span><text:span text:style-name="MT49"> </text:span></text:p>
            </table:table-cell>
            <table:table-cell table:style-name="Table9.A1" office:value-type="string">
              <text:p text:style-name="MP37"><text:text-input text:description="&lt;for each=&quot;move_line in o.move_id.line_id&quot;&gt;">for</text:text-input></text:p>
              <text:p text:style-name="MP37"><text:text-input text:description="&lt;if test=&quot;move_line.date_maturity&quot;&gt;">IF2</text:text-input></text:p>
              <text:p text:style-name="MP38"><text:span text:style-name="MT50"><text:text-input text:description="&lt;formatLang(move_line.date_maturity,date='true')&gt;">$4400</text:text-input></text:span><text:span text:style-name="MT50"> - $</text:span><text:span text:style-name="MT50"><text:text-input text:description="&lt;formatLang(move_line.debit)&gt;">$4400</text:text-input></text:span></text:p>
              <text:p text:style-name="MP39"><text:span text:style-name="MT50"><text:text-input text:description="&lt;/if&gt;">end if</text:text-input></text:span><text:span text:style-name="MT50"> </text:span></text:p>
              <text:p text:style-name="MP40"><text:text-input text:description="&lt;/for&gt;">end for</text:text-input></text:p>
            </table:table-cell>
            <table:table-cell table:style-name="Table9.C2" office:value-type="string">
              <text:p text:style-name="MP35"><text:span text:style-name="MT39">Doc. Origen</text:span><text:span text:style-name="MT51">:</text:span><text:span text:style-name="MT52"> </text:span><text:span text:style-name="MT46"><text:text-input text:description="&lt;o.origin&gt;">R1231231 – R1231321</text:text-input></text:span></text:p>
              <text:p text:style-name="MP41"><text:span text:style-name="MT53">Referencia: </text:span><text:span text:style-name="MT54"><text:placeholder text:placeholder-type="text">&lt;o.reference&gt;</text:placeholder></text:span></text:p>
              <text:p text:style-name="MP42"><text:span text:style-name="MT55">Importes expresados en </text:span><text:span text:style-name="MT56"><text:text-input text:description="&lt;o.currency_id.name or o.company_id.currency_id.name&gt;">rate</text:text-input></text:span><text:span text:style-name="MT55"> </text:span><text:span text:style-name="MT57"><text:text-input text:description="&lt;if test=&quot;o.currency_id != o.company_id.currency_id&quot;&gt;">IF2</text:text-input></text:span><text:span text:style-name="MT57">- </text:span><text:span text:style-name="MT55">Tipo de cambio:</text:span><text:span text:style-name="MT58"> </text:span><text:span text:style-name="MT59">$</text:span><text:span text:style-name="MT56"><text:text-input text:description="&lt;o.currency_rate&gt;">rate</text:text-input></text:span><text:span text:style-name="MT57"> </text:span><text:span text:style-name="MT57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3">Descripción</text:p>
            </table:table-cell>
            <table:table-cell table:style-name="Table10.B1" office:value-type="string">
              <text:p text:style-name="MP44">%<text:span text:style-name="MT60">I.V.A.</text:span></text:p>
            </table:table-cell>
            <table:table-cell table:style-name="Table10.C1" office:value-type="string">
              <text:p text:style-name="MP43">P. Lista</text:p>
            </table:table-cell>
            <table:table-cell table:style-name="Table10.D1" office:value-type="string">
              <text:p text:style-name="MP44">%<text:span text:style-name="MT60">Bon.</text:span></text:p>
            </table:table-cell>
            <table:table-cell table:style-name="Table10.E1" office:value-type="string">
              <text:p text:style-name="MP43">P. Neto</text:p>
            </table:table-cell>
            <table:table-cell table:style-name="Table10.F1" office:value-type="string">
              <text:p text:style-name="MP43">Cantidad</text:p>
            </table:table-cell>
            <table:table-cell table:style-name="Table10.G1" office:value-type="string">
              <text:p text:style-name="MP43">Total</text:p>
            </table:table-cell>
          </table:table-row>
        </table:table>
        <text:p text:style-name="MP45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6"><text:span text:style-name="MT61">CAE: </text:span><text:span text:style-name="MT61"><text:placeholder text:placeholder-type="text">&lt;o.afip_cae&gt;</text:placeholder></text:span><text:span text:style-name="MT61"> - Fecha Vto. CAE: </text:span><text:span text:style-name="MT61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7"><draw:frame draw:style-name="Mfr3" draw:name="image: asimage(o.afip_barcode_img)" text:anchor-type="paragraph" svg:y="-0.82cm" svg:width="6.364cm" draw:z-index="2"><draw:text-box fo:min-height="0.744cm"><text:p text:style-name="MP48"/></draw:text-box></draw:frame><text:placeholder text:placeholder-type="text">&lt;o.afip_barcode&gt;</text:placeholder></text:p>
            </table:table-cell>
          </table:table-row>
        </table:table>
        <text:p text:style-name="MP49"/>
        <text:p text:style-name="MP49"/>
        <text:p text:style-name="MP4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9-17T11:43:43.003042931</dc:date>
    <meta:editing-duration>P2DT2H15M15S</meta:editing-duration>
    <meta:editing-cycles>346</meta:editing-cycles>
    <meta:generator>LibreOffice/4.2.8.2$Linux_X86_64 LibreOffice_project/420m0$Build-2</meta:generator>
    <meta:document-statistic meta:table-count="8" meta:image-count="0" meta:object-count="0" meta:page-count="1" meta:paragraph-count="82" meta:word-count="367" meta:character-count="1992" meta:non-whitespace-character-count="1887"/>
  </office:meta>
</office:document-meta>
</file>